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 Sans" svg:font-family="'Open Sans', Arial, Helvetica, sans-serif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/>
      <style:text-properties fo:color="#999999" style:font-name="Tahoma" fo:font-size="10pt" fo:font-weight="normal" fo:background-color="transparent" style:font-size-asian="10pt" style:font-weight-asian="normal" style:font-size-complex="10pt" style:font-weight-complex="normal"/>
    </style:style>
    <style:style style:name="P2" style:family="paragraph" style:parent-style-name="Preformatted_20_Text">
      <style:text-properties style:font-name="Tahoma" fo:font-size="10pt" fo:language="ru" fo:country="RU" style:font-size-asian="10pt" style:font-size-complex="10pt"/>
    </style:style>
    <style:style style:name="P3" style:family="paragraph" style:parent-style-name="Preformatted_20_Text">
      <style:text-properties style:font-name="Tahoma" fo:font-size="10pt" fo:language="ru" fo:country="RU" fo:font-weight="bold" style:font-size-asian="10pt" style:font-weight-asian="bold" style:font-size-complex="10pt" style:font-weight-complex="bold"/>
    </style:style>
    <style:style style:name="P4" style:family="paragraph" style:parent-style-name="Preformatted_20_Text">
      <style:paragraph-properties fo:margin-left="1.058cm" fo:margin-right="0cm" fo:text-indent="0cm" style:auto-text-indent="false"/>
      <style:text-properties style:font-name="Tahoma" fo:language="zxx" fo:country="none" style:language-asian="zxx" style:country-asian="none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style:font-name="Tahoma" fo:font-size="10pt" fo:language="ru" fo:country="RU" officeooo:paragraph-rsid="00273769" style:font-size-asian="10pt" style:font-size-complex="10pt"/>
    </style:style>
    <style:style style:name="P6" style:family="paragraph" style:parent-style-name="Preformatted_20_Text">
      <style:text-properties style:font-name="Tahoma" fo:font-size="10pt" fo:language="ru" fo:country="RU" style:font-size-asian="10pt" style:font-size-complex="10pt"/>
    </style:style>
    <style:style style:name="P7" style:family="paragraph" style:parent-style-name="Preformatted_20_Text" style:list-style-name="L1">
      <style:text-properties style:font-name="Tahoma" fo:font-size="10pt" fo:language="ru" fo:country="RU" style:font-size-asian="10pt" style:font-size-complex="10pt"/>
    </style:style>
    <style:style style:name="P8" style:family="paragraph" style:parent-style-name="Preformatted_20_Text">
      <style:text-properties style:font-name="Tahoma" fo:font-size="10pt" fo:language="ru" fo:country="RU" officeooo:paragraph-rsid="0010eb06" style:font-size-asian="10pt" style:font-size-complex="10pt"/>
    </style:style>
    <style:style style:name="P9" style:family="paragraph" style:parent-style-name="Preformatted_20_Text">
      <style:text-properties style:font-name="Tahoma" fo:font-size="10pt" fo:language="ru" fo:country="RU" officeooo:paragraph-rsid="0012c6e8" style:font-size-asian="10pt" style:font-size-complex="10pt"/>
    </style:style>
    <style:style style:name="P10" style:family="paragraph" style:parent-style-name="Preformatted_20_Text">
      <style:text-properties style:font-name="Tahoma" fo:font-size="10pt" fo:language="ru" fo:country="RU" officeooo:paragraph-rsid="00179e8d" style:font-size-asian="10pt" style:font-size-complex="10pt"/>
    </style:style>
    <style:style style:name="P11" style:family="paragraph" style:parent-style-name="Preformatted_20_Text">
      <style:text-properties style:font-name="Tahoma" fo:font-size="10pt" fo:language="ru" fo:country="RU" officeooo:paragraph-rsid="0019981b" style:font-size-asian="10pt" style:font-size-complex="10pt"/>
    </style:style>
    <style:style style:name="P12" style:family="paragraph" style:parent-style-name="Preformatted_20_Text">
      <style:text-properties style:font-name="Tahoma" fo:font-size="10pt" fo:language="ru" fo:country="RU" officeooo:paragraph-rsid="003480c0" style:font-size-asian="10pt" style:font-size-complex="10pt"/>
    </style:style>
    <style:style style:name="P13" style:family="paragraph" style:parent-style-name="Preformatted_20_Text">
      <style:text-properties style:font-name="Tahoma" fo:font-size="10pt" fo:language="ru" fo:country="RU" officeooo:paragraph-rsid="0036257f" style:font-size-asian="10pt" style:font-size-complex="10pt"/>
    </style:style>
    <style:style style:name="P14" style:family="paragraph" style:parent-style-name="Preformatted_20_Text">
      <style:text-properties style:font-name="Tahoma" fo:font-size="10pt" fo:language="en" fo:country="US" style:font-size-asian="10pt" style:font-size-complex="10pt"/>
    </style:style>
    <style:style style:name="P15" style:family="paragraph" style:parent-style-name="Preformatted_20_Text">
      <style:text-properties style:font-name="Tahoma" fo:font-size="10.5pt" officeooo:paragraph-rsid="0014ed63" style:font-size-asian="10.5pt" style:font-size-complex="10.5pt"/>
    </style:style>
    <style:style style:name="P16" style:family="paragraph" style:parent-style-name="Preformatted_20_Text">
      <style:text-properties fo:color="#808080" style:font-name="Tahoma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17" style:family="paragraph" style:parent-style-name="Preformatted_20_Text">
      <style:text-properties officeooo:paragraph-rsid="001fb713"/>
    </style:style>
    <style:style style:name="P18" style:family="paragraph" style:parent-style-name="Preformatted_20_Text" style:list-style-name="L2" style:master-page-name="">
      <style:paragraph-properties fo:margin-top="0cm" fo:margin-bottom="0cm" loext:contextual-spacing="false" style:page-number="auto"/>
      <style:text-properties style:font-name="Tahoma" fo:language="ru" fo:country="RU"/>
    </style:style>
    <style:style style:name="P19" style:family="paragraph" style:parent-style-name="Preformatted_20_Text" style:list-style-name="L2">
      <style:paragraph-properties fo:margin-top="0cm" fo:margin-bottom="0cm" loext:contextual-spacing="false"/>
      <style:text-properties style:font-name="Tahoma" fo:language="ru" fo:country="RU"/>
    </style:style>
    <style:style style:name="P20" style:family="paragraph" style:parent-style-name="Preformatted_20_Text">
      <style:paragraph-properties fo:margin-left="1.058cm" fo:margin-right="0cm" fo:text-indent="0cm" style:auto-text-indent="false"/>
      <style:text-properties fo:color="#808080" style:font-name="Tahoma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21" style:family="paragraph" style:parent-style-name="Preformatted_20_Text">
      <style:paragraph-properties fo:margin-left="1.058cm" fo:margin-right="0cm" fo:text-indent="0cm" style:auto-text-indent="false"/>
      <style:text-properties fo:color="#808080" style:font-name="Tahoma" fo:font-size="10pt" fo:language="zxx" fo:country="none" officeooo:paragraph-rsid="00119f7c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22" style:family="paragraph" style:parent-style-name="Preformatted_20_Text">
      <style:paragraph-properties fo:margin-left="1.058cm" fo:margin-right="0cm" fo:text-indent="0cm" style:auto-text-indent="false"/>
      <style:text-properties fo:color="#808080" style:font-name="Tahoma" fo:font-size="10pt" fo:language="zxx" fo:country="none" officeooo:paragraph-rsid="0010eb06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23" style:family="paragraph" style:parent-style-name="Preformatted_20_Text" style:master-page-name="">
      <style:paragraph-properties fo:margin-left="1.058cm" fo:margin-right="0cm" fo:margin-top="0cm" fo:margin-bottom="0cm" loext:contextual-spacing="false" fo:text-indent="0cm" style:auto-text-indent="false" style:page-number="auto"/>
      <style:text-properties fo:color="#808080" style:font-name="Tahoma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24" style:family="paragraph" style:parent-style-name="Preformatted_20_Text">
      <loext:graphic-properties draw:fill-image-width="0cm" draw:fill-image-height="0cm"/>
      <style:paragraph-properties fo:margin-left="1.058cm" fo:margin-right="0cm" fo:margin-top="0cm" fo:margin-bottom="0cm" loext:contextual-spacing="false" fo:keep-together="always" style:register-true="true" fo:text-indent="0cm" style:auto-text-indent="false" fo:keep-with-next="always"/>
      <style:text-properties fo:color="#808080" style:font-name="Tahoma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25" style:family="paragraph" style:parent-style-name="Preformatted_20_Text">
      <loext:graphic-properties draw:fill-image-width="0cm" draw:fill-image-height="0cm"/>
      <style:paragraph-properties fo:margin-left="1.058cm" fo:margin-right="0cm" fo:margin-top="0cm" fo:margin-bottom="0cm" loext:contextual-spacing="false" fo:keep-together="always" style:register-true="true" fo:text-indent="0cm" style:auto-text-indent="false" fo:keep-with-next="always"/>
      <style:text-properties fo:color="#808080" style:font-name="Tahoma" fo:font-size="10pt" fo:language="zxx" fo:country="none" officeooo:paragraph-rsid="0010517b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26" style:family="paragraph" style:parent-style-name="Preformatted_20_Text" style:master-page-name="Standard">
      <loext:graphic-properties draw:fill-image-width="0cm" draw:fill-image-height="0cm"/>
      <style:paragraph-properties fo:margin-left="1.058cm" fo:margin-right="0cm" fo:margin-top="0cm" fo:margin-bottom="0cm" loext:contextual-spacing="false" fo:keep-together="always" style:register-true="true" fo:text-indent="0cm" style:auto-text-indent="false" style:page-number="auto" fo:keep-with-next="always"/>
      <style:text-properties fo:color="#808080" style:font-name="Tahoma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27" style:family="paragraph" style:parent-style-name="Preformatted_20_Text" style:master-page-name="">
      <style:paragraph-properties fo:margin-left="1.058cm" fo:margin-right="0cm" fo:text-indent="0cm" style:auto-text-indent="false" style:page-number="auto"/>
      <style:text-properties fo:color="#808080" style:font-name="Tahoma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28" style:family="paragraph" style:parent-style-name="Preformatted_20_Text">
      <style:paragraph-properties fo:margin-left="1.058cm" fo:margin-right="0cm" fo:keep-together="always" fo:orphans="0" fo:widows="0" fo:text-indent="0cm" style:auto-text-indent="false" fo:keep-with-next="auto"/>
      <style:text-properties fo:color="#808080" style:font-name="Tahoma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29" style:family="paragraph" style:parent-style-name="Preformatted_20_Text" style:master-page-name="">
      <style:paragraph-properties fo:margin-left="1.058cm" fo:margin-right="0cm" fo:keep-together="always" fo:orphans="0" fo:widows="0" fo:text-indent="0cm" style:auto-text-indent="false" style:page-number="auto" fo:keep-with-next="auto"/>
      <style:text-properties fo:color="#808080" style:font-name="Tahoma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30" style:family="paragraph" style:parent-style-name="Preformatted_20_Text" style:master-page-name="">
      <style:paragraph-properties fo:margin-left="0.979cm" fo:margin-right="0cm" fo:margin-top="0cm" fo:margin-bottom="0cm" loext:contextual-spacing="false" fo:text-indent="0cm" style:auto-text-indent="false" style:page-number="auto"/>
      <style:text-properties fo:color="#808080" style:font-name="Tahoma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1" style:family="paragraph" style:parent-style-name="Preformatted_20_Text">
      <style:paragraph-properties fo:margin-left="0.979cm" fo:margin-right="0cm" fo:margin-top="0cm" fo:margin-bottom="0cm" loext:contextual-spacing="false" fo:text-indent="0cm" style:auto-text-indent="false"/>
      <style:text-properties fo:color="#808080" style:font-name="Tahoma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2" style:family="paragraph" style:parent-style-name="Preformatted_20_Text" style:master-page-name="">
      <style:paragraph-properties fo:margin-left="0.979cm" fo:margin-right="0cm" fo:text-indent="0cm" style:auto-text-indent="false" style:page-number="auto"/>
      <style:text-properties fo:color="#808080" style:font-name="Tahoma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33" style:family="paragraph" style:parent-style-name="Preformatted_20_Text">
      <style:paragraph-properties fo:margin-left="0.979cm" fo:margin-right="0cm" fo:text-indent="0cm" style:auto-text-indent="false"/>
      <style:text-properties fo:color="#808080" style:font-name="Tahoma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34" style:family="paragraph" style:parent-style-name="Preformatted_20_Text">
      <style:paragraph-properties fo:margin-left="0.979cm" fo:margin-right="0cm" fo:text-indent="0cm" style:auto-text-indent="false"/>
      <style:text-properties style:font-name="Tahoma" fo:font-size="10pt" fo:language="zxx" fo:country="none" officeooo:paragraph-rsid="00179e8d" style:font-size-asian="10pt" style:language-asian="zxx" style:country-asian="none" style:font-size-complex="10pt" style:language-complex="zxx" style:country-complex="none"/>
    </style:style>
    <style:style style:name="P35" style:family="paragraph" style:parent-style-name="Preformatted_20_Text" style:master-page-name="">
      <style:paragraph-properties fo:margin-left="0.979cm" fo:margin-right="0cm" fo:text-indent="0cm" style:auto-text-indent="false" style:page-number="auto"/>
      <style:text-properties fo:color="#808080" style:font-name="Tahoma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36" style:family="paragraph" style:parent-style-name="Preformatted_20_Text">
      <style:paragraph-properties fo:margin-left="0cm" fo:margin-right="0cm" fo:text-indent="0cm" style:auto-text-indent="false"/>
      <style:text-properties style:font-name="Tahoma" fo:language="zxx" fo:country="none" style:language-asian="zxx" style:country-asian="none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10eb06" style:font-weight-asian="bold" style:font-weight-complex="bold"/>
    </style:style>
    <style:style style:name="T4" style:family="text">
      <style:text-properties fo:language="en" fo:country="US" fo:font-weight="bold" officeooo:rsid="0012c6e8" style:font-weight-asian="bold" style:font-weight-complex="bold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italic" officeooo:rsid="0019981b" style:font-style-asian="italic" style:font-style-complex="italic"/>
    </style:style>
    <style:style style:name="T7" style:family="text">
      <style:text-properties fo:language="en" fo:country="US" fo:font-style="italic" officeooo:rsid="002ecb1c" style:language-asian="zxx" style:country-asian="none" style:font-style-asian="italic" style:language-complex="zxx" style:country-complex="none" style:font-style-complex="italic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language="en" fo:country="US" fo:font-style="normal" officeooo:rsid="00273769" style:font-style-asian="normal" style:font-style-complex="normal"/>
    </style:style>
    <style:style style:name="T10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language="en" fo:country="US" fo:font-style="normal" officeooo:rsid="002ecb1c" style:language-asian="zxx" style:country-asian="none" style:font-style-asian="normal" style:language-complex="zxx" style:country-complex="none" style:font-style-complex="normal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en" fo:country="US" fo:font-weight="normal" officeooo:rsid="0040372a" style:font-weight-asian="normal" style:font-weight-complex="normal"/>
    </style:style>
    <style:style style:name="T14" style:family="text">
      <style:text-properties fo:language="en" fo:country="US" officeooo:rsid="0010eb06"/>
    </style:style>
    <style:style style:name="T15" style:family="text">
      <style:text-properties fo:language="en" fo:country="US" officeooo:rsid="0012c6e8"/>
    </style:style>
    <style:style style:name="T16" style:family="text">
      <style:text-properties fo:language="en" fo:country="US" officeooo:rsid="0012c6e8" style:language-asian="zxx" style:country-asian="none" style:language-complex="zxx" style:country-complex="none"/>
    </style:style>
    <style:style style:name="T17" style:family="text">
      <style:text-properties fo:language="en" fo:country="US" officeooo:rsid="001c966d" style:language-asian="zxx" style:country-asian="none" style:language-complex="zxx" style:country-complex="none"/>
    </style:style>
    <style:style style:name="T18" style:family="text">
      <style:text-properties fo:language="en" fo:country="US" officeooo:rsid="003941e6" style:language-asian="zxx" style:country-asian="none" style:language-complex="zxx" style:country-complex="none"/>
    </style:style>
    <style:style style:name="T19" style:family="text">
      <style:text-properties fo:language="en" fo:country="US" officeooo:rsid="00179e8d"/>
    </style:style>
    <style:style style:name="T20" style:family="text">
      <style:text-properties fo:language="en" fo:country="US" officeooo:rsid="0019981b"/>
    </style:style>
    <style:style style:name="T21" style:family="text">
      <style:text-properties fo:language="en" fo:country="US" officeooo:rsid="002cced4"/>
    </style:style>
    <style:style style:name="T22" style:family="text">
      <style:text-properties fo:language="en" fo:country="US" officeooo:rsid="002ecb1c"/>
    </style:style>
    <style:style style:name="T23" style:family="text">
      <style:text-properties fo:language="en" fo:country="US" officeooo:rsid="00313d86"/>
    </style:style>
    <style:style style:name="T24" style:family="text">
      <style:text-properties fo:language="en" fo:country="US" officeooo:rsid="00315e6f"/>
    </style:style>
    <style:style style:name="T25" style:family="text">
      <style:text-properties fo:language="en" fo:country="US" officeooo:rsid="0031bb29"/>
    </style:style>
    <style:style style:name="T26" style:family="text">
      <style:text-properties fo:language="en" fo:country="US" officeooo:rsid="0033ae51"/>
    </style:style>
    <style:style style:name="T27" style:family="text">
      <style:text-properties fo:language="en" fo:country="US" officeooo:rsid="00273769"/>
    </style:style>
    <style:style style:name="T28" style:family="text">
      <style:text-properties fo:language="en" fo:country="US" officeooo:rsid="003da00a"/>
    </style:style>
    <style:style style:name="T29" style:family="text">
      <style:text-properties fo:language="ru" fo:country="RU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3" style:family="text">
      <style:text-properties fo:font-size="10pt" fo:language="en" fo:country="US" style:font-size-asian="10pt" style:font-size-complex="10pt"/>
    </style:style>
    <style:style style:name="T34" style:family="text">
      <style:text-properties fo:font-size="10pt" fo:language="en" fo:country="US" style:font-size-asian="10pt" style:language-asian="zxx" style:country-asian="none" style:font-size-complex="10pt" style:language-complex="zxx" style:country-complex="none"/>
    </style:style>
    <style:style style:name="T35" style:family="text">
      <style:text-properties fo:font-size="10pt" fo:language="ru" fo:country="RU" style:font-size-asian="10pt" style:font-size-complex="10pt"/>
    </style:style>
    <style:style style:name="T36" style:family="text">
      <style:text-properties fo:font-size="10pt" fo:language="ru" fo:country="RU" officeooo:rsid="0014ed63" style:font-size-asian="10pt" style:font-size-complex="10pt"/>
    </style:style>
    <style:style style:name="T37" style:family="text">
      <style:text-properties fo:font-size="10pt" fo:language="ru" fo:country="RU" officeooo:rsid="001a9773" style:font-size-asian="10pt" style:font-size-complex="10pt"/>
    </style:style>
    <style:style style:name="T38" style:family="text">
      <style:text-properties fo:font-size="10pt" fo:language="ru" fo:country="RU" officeooo:rsid="0026546c" style:font-size-asian="10pt" style:font-size-complex="10pt"/>
    </style:style>
    <style:style style:name="T39" style:family="text">
      <style:text-properties fo:font-size="10pt" fo:language="ru" fo:country="RU" officeooo:rsid="002f51a0" style:font-size-asian="10pt" style:font-size-complex="10pt"/>
    </style:style>
    <style:style style:name="T40" style:family="text">
      <style:text-properties fo:font-size="10pt" fo:language="ru" fo:country="RU" style:font-size-asian="10pt" style:language-asian="zxx" style:country-asian="none" style:font-size-complex="10pt" style:language-complex="zxx" style:country-complex="none"/>
    </style:style>
    <style:style style:name="T41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2" style:family="text">
      <style:text-properties fo:font-size="10pt" fo:language="zxx" fo:country="none" officeooo:rsid="00161c4f" style:font-size-asian="10pt" style:language-asian="zxx" style:country-asian="none" style:font-size-complex="10pt" style:language-complex="zxx" style:country-complex="none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179e8d" style:font-style-asian="normal" style:font-style-complex="normal"/>
    </style:style>
    <style:style style:name="T45" style:family="text">
      <style:text-properties fo:font-style="normal" officeooo:rsid="00273769" style:font-style-asian="normal" style:font-style-complex="normal"/>
    </style:style>
    <style:style style:name="T46" style:family="text">
      <style:text-properties fo:font-style="normal" officeooo:rsid="002ecb1c" style:language-asian="zxx" style:country-asian="none" style:font-style-asian="normal" style:language-complex="zxx" style:country-complex="none" style:font-style-complex="normal"/>
    </style:style>
    <style:style style:name="T47" style:family="text">
      <style:text-properties fo:language="zxx" fo:country="none" style:language-asian="zxx" style:country-asian="none" style:language-complex="zxx" style:country-complex="none"/>
    </style:style>
    <style:style style:name="T48" style:family="text">
      <style:text-properties fo:language="zxx" fo:country="none" officeooo:rsid="0010eb06" style:language-asian="zxx" style:country-asian="none" style:language-complex="zxx" style:country-complex="none"/>
    </style:style>
    <style:style style:name="T49" style:family="text">
      <style:text-properties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50" style:family="text">
      <style:text-properties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5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2" style:family="text">
      <style:text-properties fo:language="zxx" fo:country="none" fo:font-weight="bold" officeooo:rsid="0019981b" style:language-asian="zxx" style:country-asian="none" style:font-weight-asian="bold" style:language-complex="zxx" style:country-complex="none" style:font-weight-complex="bold"/>
    </style:style>
    <style:style style:name="T53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54" style:family="text">
      <style:text-properties fo:language="zxx" fo:country="none" fo:font-style="italic" officeooo:rsid="0010eb06" style:language-asian="zxx" style:country-asian="none" style:font-style-asian="italic" style:language-complex="zxx" style:country-complex="none" style:font-style-complex="italic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119f7c" style:font-weight-asian="normal" style:font-weight-complex="normal"/>
    </style:style>
    <style:style style:name="T57" style:family="text">
      <style:text-properties fo:font-weight="normal" officeooo:rsid="0012c6e8" style:font-weight-asian="normal" style:font-weight-complex="normal"/>
    </style:style>
    <style:style style:name="T58" style:family="text">
      <style:text-properties fo:font-weight="normal" officeooo:rsid="001c81e5" style:font-weight-asian="normal" style:font-weight-complex="normal"/>
    </style:style>
    <style:style style:name="T59" style:family="text">
      <style:text-properties fo:font-weight="normal" officeooo:rsid="00273769" style:font-weight-asian="normal" style:font-weight-complex="normal"/>
    </style:style>
    <style:style style:name="T60" style:family="text">
      <style:text-properties officeooo:rsid="0010517b"/>
    </style:style>
    <style:style style:name="T61" style:family="text">
      <style:text-properties officeooo:rsid="0010eb06"/>
    </style:style>
    <style:style style:name="T62" style:family="text">
      <style:text-properties officeooo:rsid="00119f7c"/>
    </style:style>
    <style:style style:name="T63" style:family="text">
      <style:text-properties fo:color="#808080"/>
    </style:style>
    <style:style style:name="T64" style:family="text">
      <style:text-properties fo:color="#808080" fo:language="zxx" fo:country="none" style:language-asian="zxx" style:country-asian="none" style:language-complex="zxx" style:country-complex="none"/>
    </style:style>
    <style:style style:name="T65" style:family="text">
      <style:text-properties fo:color="#808080" fo:language="zxx" fo:country="none" officeooo:rsid="00179e8d" style:language-asian="zxx" style:country-asian="none" style:language-complex="zxx" style:country-complex="none"/>
    </style:style>
    <style:style style:name="T66" style:family="text">
      <style:text-properties fo:color="#808080" style:font-name-asian="Times New Roman1" style:font-name-complex="Times New Roman1"/>
    </style:style>
    <style:style style:name="T67" style:family="text">
      <style:text-properties fo:color="#808080" officeooo:rsid="00179e8d" style:font-name-asian="Times New Roman1" style:font-name-complex="Times New Roman1"/>
    </style:style>
    <style:style style:name="T68" style:family="text">
      <style:text-properties style:use-window-font-color="true" fo:language="en" fo:country="US"/>
    </style:style>
    <style:style style:name="T69" style:family="text">
      <style:text-properties style:use-window-font-color="true" fo:language="zxx" fo:country="none" style:font-name-asian="Times New Roman1" style:language-asian="zxx" style:country-asian="none" style:font-name-complex="Times New Roman1" style:language-complex="zxx" style:country-complex="none"/>
    </style:style>
    <style:style style:name="T70" style:family="text">
      <style:text-properties style:use-window-font-color="true" fo:language="zxx" fo:country="none" fo:font-weight="bold" style:font-name-asian="Times New Roman1" style:language-asian="zxx" style:country-asian="none" style:font-weight-asian="bold" style:font-name-complex="Times New Roman1" style:language-complex="zxx" style:country-complex="none" style:font-weight-complex="bold"/>
    </style:style>
    <style:style style:name="T71" style:family="text">
      <style:text-properties officeooo:rsid="0012c6e8"/>
    </style:style>
    <style:style style:name="T72" style:family="text">
      <style:text-properties officeooo:rsid="0012c6e8" style:language-asian="zxx" style:country-asian="none" style:language-complex="zxx" style:country-complex="none"/>
    </style:style>
    <style:style style:name="T73" style:family="text">
      <style:text-properties officeooo:rsid="001bb09e" style:language-asian="zxx" style:country-asian="none" style:language-complex="zxx" style:country-complex="none"/>
    </style:style>
    <style:style style:name="T74" style:family="text">
      <style:text-properties officeooo:rsid="00179e8d"/>
    </style:style>
    <style:style style:name="T75" style:family="text">
      <style:text-properties officeooo:rsid="0019981b"/>
    </style:style>
    <style:style style:name="T76" style:family="text">
      <style:text-properties officeooo:rsid="001a9773"/>
    </style:style>
    <style:style style:name="T77" style:family="text">
      <style:text-properties officeooo:rsid="001bb09e"/>
    </style:style>
    <style:style style:name="T78" style:family="text">
      <style:text-properties officeooo:rsid="001f35ea"/>
    </style:style>
    <style:style style:name="T79" style:family="text">
      <style:text-properties style:font-name="Tahoma" fo:font-size="10pt" fo:language="en" fo:country="US" fo:font-weight="bold" style:font-size-asian="10pt" style:font-weight-asian="bold" style:font-size-complex="10pt" style:font-weight-complex="bold"/>
    </style:style>
    <style:style style:name="T80" style:family="text">
      <style:text-properties style:font-name="Tahoma" fo:font-size="10pt" fo:language="en" fo:country="US" style:font-size-asian="10pt" style:font-size-complex="10pt"/>
    </style:style>
    <style:style style:name="T81" style:family="text">
      <style:text-properties style:font-name="Tahoma" fo:font-size="10pt" fo:language="en" fo:country="US" officeooo:rsid="0022d76b" style:font-size-asian="10pt" style:font-size-complex="10pt"/>
    </style:style>
    <style:style style:name="T82" style:family="text">
      <style:text-properties style:font-name="Tahoma" fo:font-size="10pt" fo:language="ru" fo:country="RU" style:font-size-asian="10pt" style:font-size-complex="10pt"/>
    </style:style>
    <style:style style:name="T83" style:family="text">
      <style:text-properties style:font-name="Tahoma" fo:font-size="10pt" fo:language="ru" fo:country="RU" officeooo:rsid="0022d76b" style:font-size-asian="10pt" style:font-size-complex="10pt"/>
    </style:style>
    <style:style style:name="T84" style:family="text">
      <style:text-properties style:font-name="Tahoma" fo:font-size="10pt" fo:language="ru" fo:country="RU" officeooo:rsid="0013a74e" style:font-size-asian="10pt" style:font-size-complex="10pt"/>
    </style:style>
    <style:style style:name="T85" style:family="text">
      <style:text-properties style:font-name="Tahoma" fo:font-size="10pt" fo:language="ru" fo:country="RU" officeooo:rsid="001fb713" style:font-size-asian="10pt" style:font-size-complex="10pt"/>
    </style:style>
    <style:style style:name="T86" style:family="text">
      <style:text-properties style:font-name="Tahoma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7" style:family="text">
      <style:text-properties style:font-name="Tahoma" fo:font-size="10pt" fo:language="zxx" fo:country="none" officeooo:rsid="001fb713" style:font-size-asian="10pt" style:language-asian="zxx" style:country-asian="none" style:font-size-complex="10pt" style:language-complex="zxx" style:country-complex="none"/>
    </style:style>
    <style:style style:name="T88" style:family="text">
      <style:text-properties style:font-name="Tahoma" fo:font-size="10pt" fo:language="zxx" fo:country="none" officeooo:rsid="0022d76b" style:font-size-asian="10pt" style:language-asian="zxx" style:country-asian="none" style:font-size-complex="10pt" style:language-complex="zxx" style:country-complex="none"/>
    </style:style>
    <style:style style:name="T89" style:family="text">
      <style:text-properties officeooo:rsid="0023389a"/>
    </style:style>
    <style:style style:name="T90" style:family="text">
      <style:text-properties officeooo:rsid="00273769"/>
    </style:style>
    <style:style style:name="T91" style:family="text">
      <style:text-properties officeooo:rsid="002b0844"/>
    </style:style>
    <style:style style:name="T92" style:family="text">
      <style:text-properties officeooo:rsid="002ecb1c"/>
    </style:style>
    <style:style style:name="T93" style:family="text">
      <style:text-properties officeooo:rsid="00313d86"/>
    </style:style>
    <style:style style:name="T94" style:family="text">
      <style:text-properties officeooo:rsid="00315e6f"/>
    </style:style>
    <style:style style:name="T95" style:family="text">
      <style:text-properties officeooo:rsid="0031bb29"/>
    </style:style>
    <style:style style:name="T96" style:family="text">
      <style:text-properties officeooo:rsid="0033ae51"/>
    </style:style>
    <style:style style:name="T97" style:family="text">
      <style:text-properties officeooo:rsid="003da00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79">Apache Ant</text:span><text:span text:style-name="T82"> должен быть знаком каждому Java-программисту: это популярный инструмент сборки ПО (</text:span><text:span text:style-name="T80">build tool</text:span><text:span text:style-name="T82">), полностью написанный на </text:span><text:span text:style-name="T80">Java</text:span><text:span text:style-name="T82">. </text:span><text:span text:style-name="T81">Ant</text:span><text:span text:style-name="T83"> использует сценарий, который</text:span><text:span text:style-name="T82"> </text:span><text:span text:style-name="T83">является </text:span><text:span text:style-name="T84">обычны</text:span><text:span text:style-name="T83">м</text:span><text:span text:style-name="T84"> </text:span><text:span text:style-name="T86">XML-файл</text:span><text:span text:style-name="T88">ом</text:span><text:span text:style-name="T82">. </text:span><text:span text:style-name="T85">Несмотря на его </text:span><text:span text:style-name="T87">Java-направленность</text:span><text:span text:style-name="T85">, веб-разработчики тоже используют этот инструмент.</text:span></text:p>
      <text:p text:style-name="P2"/>
      <text:p text:style-name="P2">Мы пройдём <text:span text:style-name="T30">пять простых шагов</text:span>, чтобы начать использовать <text:span text:style-name="T1">Ant</text:span>:</text:p>
      <text:list xml:id="list5976720606253355292" text:style-name="L1">
        <text:list-item>
          <text:p text:style-name="P7">Скачаем, установим и настроим.</text:p>
        </text:list-item>
        <text:list-item>
          <text:p text:style-name="P7">Напишем <text:span text:style-name="T89">простой </text:span><text:span text:style-name="T47">HelloWorld</text:span> сценарий.</text:p>
        </text:list-item>
        <text:list-item>
          <text:p text:style-name="P7">Разберёмся с принципами работы и XML форматом сценария сборки.</text:p>
        </text:list-item>
        <text:list-item>
          <text:p text:style-name="P7">Узнаем минимально необходимый список заданий.</text:p>
        </text:list-item>
        <text:list-item>
          <text:p text:style-name="P7">Напишем сценарий для полного цикла сборки и тестирования <text:span text:style-name="T89">учебного</text:span> проекта.</text:p>
        </text:list-item>
      </text:list>
      <text:p text:style-name="P2"/>
      <text:p text:style-name="P15"><text:span text:style-name="T35">Нам потребуется </text:span><text:span text:style-name="T32">Java SE Development Kit</text:span><text:span text:style-name="T35"> (JDK, скачиваем по адресу </text:span><text:a xlink:type="simple" xlink:href="http://www.oracle.com/technetwork/java/javase/downloads" text:style-name="Internet_20_link" text:visited-style-name="Visited_20_Internet_20_Link"><text:span text:style-name="T63">http://www.oracle.com/technetwork/java/javase/downloads</text:span></text:a><text:span text:style-name="T35">), ваш любимый текстовый редактор (</text:span><text:span text:style-name="T39">в </text:span><text:span text:style-name="T35">Linux – </text:span><text:span text:style-name="T41">vi/vim/</text:span><text:span text:style-name="T42">gedit</text:span><text:span text:style-name="T41">, </text:span><text:span text:style-name="T35">для Windows </text:span><text:span text:style-name="T36">рекомендую </text:span><text:span text:style-name="T33">Notepad</text:span><text:span text:style-name="T35">++) и </text:span><text:span text:style-name="T37">базовые </text:span><text:span text:style-name="T35">навыки работы в командной строке. Сценарии сборки и пример</text:span><text:span text:style-name="T38">ы</text:span><text:span text:style-name="T35"> на </text:span><text:span text:style-name="T33">Java</text:span><text:span text:style-name="T35"> протестированы в Linux (</text:span><text:span text:style-name="T41">Simply Linux 7.95.0, CentOS </text:span><text:span text:style-name="T34">Linux</text:span><text:span text:style-name="T40"> </text:span><text:span text:style-name="T41">6.8</text:span><text:span text:style-name="T35">) и в Windows (XP/7). Использование </text:span><text:span text:style-name="T33">Ant </text:span><text:span text:style-name="T35">одинаково и в </text:span><text:span text:style-name="T33">Linux </text:span><text:span text:style-name="T35">и в </text:span><text:span text:style-name="T33">Windows</text:span><text:span text:style-name="T35">.</text:span></text:p>
      <text:p text:style-name="P2"/>
      <text:p text:style-name="P3">1. Скачиваем, устанавливаем, настраиваем</text:p>
      <text:p text:style-name="P2"/>
      <text:p text:style-name="P10">Linux: устанавливаем из репозитария командой вроде <text:span text:style-name="T50">sudo apt-get install ant</text:span><text:span text:style-name="T49"> </text:span><text:span text:style-name="T11">(</text:span><text:span text:style-name="T46">замените </text:span><text:span text:style-name="T7">apt-get</text:span><text:span text:style-name="T11"> </text:span><text:span text:style-name="T46">на </text:span><text:span text:style-name="T7">yum</text:span><text:span text:style-name="T11"> </text:span><text:span text:style-name="T46">если необходимо</text:span><text:span text:style-name="T11">)</text:span>. <text:span text:style-name="T92">Важно:</text:span> нам нуж<text:span text:style-name="T92">на </text:span>верси<text:span text:style-name="T93">я</text:span><text:span text:style-name="T22"> </text:span>не ниже 1.8.<text:span text:style-name="T21">*</text:span>. <text:span text:style-name="T91">В</text:span> <text:span text:style-name="T91">репозитарии </text:span><text:span text:style-name="T47">CentOS</text:span> 6.8 <text:span text:style-name="T92">версия 1.7.1, поэтому лучше</text:span> использовать скрипт <text:span text:style-name="T19">(</text:span><text:span text:style-name="T65">https://github.com/biblelamp/LinuxExercises/blob/master/CentOS/installantoncentos.sh</text:span><text:span text:style-name="T19">)</text:span>, <text:span text:style-name="T76">описанный </text:span>в предыдущей статье <text:span text:style-name="T19">(</text:span><text:span text:style-name="T65">https://habrahabr.ru/post/323246/</text:span><text:span text:style-name="T19">)</text:span>.</text:p>
      <text:p text:style-name="P2"/>
      <text:p text:style-name="P2">Windows: посещаем веб-сайт <text:span text:style-name="T47">https://ant.apache.org/</text:span> заходим в раздел <text:span text:style-name="T1">Download/Binary Distributions</text:span> и скачиваем архив <text:span text:style-name="T47">apache-ant-1.10.1-bin.zip</text:span> (возможно сейчас есть уже более свежая версия). <text:span text:style-name="T60">Содержимое</text:span> архива копируем в любой каталог, например <text:span text:style-name="T60">в </text:span>"<text:span text:style-name="T47">C:\Program Files\Apache Ant</text:span>". Затем добавляем путь к каталогу <text:span text:style-name="T1">bin</text:span> (<text:span text:style-name="T47">C:\Program Files\Apache Ant\bin</text:span>) в системную переменную <text:span text:style-name="T1">Path</text:span>.</text:p>
      <text:p text:style-name="P2"/>
      <text:p text:style-name="P2">Проверяем работоспособность, вызвав <text:span text:style-name="T2">a</text:span><text:span text:style-name="T30">nt</text:span> в командной строке:</text:p>
      <text:p text:style-name="P2"/>
      <text:p text:style-name="P30">$ ant -version</text:p>
      <text:p text:style-name="P31">Apache Ant(TM) version 1.10.1 compiled on February 2 2017</text:p>
      <text:p text:style-name="P2"/>
      <text:p text:style-name="P2">Если аналогичное сообщение получено – всё в порядке.</text:p>
      <text:p text:style-name="P2"/>
      <text:p text:style-name="P3"><text:span text:style-name="T1">2. </text:span>Пишем <text:span text:style-name="T47">HelloWorld</text:span> сценарий</text:p>
      <text:p text:style-name="P2"/>
      <text:p text:style-name="P32">&lt;?xml version="1.0"?&gt;</text:p>
      <text:p text:style-name="P33">&lt;project name="HelloWorld" default="hello"&gt;</text:p>
      <text:p text:style-name="P33"><text:s text:c="4"/>&lt;target name="hello"&gt;</text:p>
      <text:p text:style-name="P33"><text:s text:c="8"/>&lt;echo&gt;Hello, World!&lt;/echo&gt;</text:p>
      <text:p text:style-name="P33"><text:s text:c="4"/>&lt;/target&gt;</text:p>
      <text:p text:style-name="P33">&lt;/project&gt;</text:p>
      <text:p text:style-name="P2"/>
      <text:p text:style-name="P11">Созда<text:span text:style-name="T74">ём в домашнем каталоге под</text:span>каталог <text:span text:style-name="T5">h</text:span><text:span text:style-name="T31">ello</text:span> <text:span text:style-name="T75">(в </text:span><text:span text:style-name="T20">Linux </text:span><text:span text:style-name="T75">это делает команда </text:span><text:span text:style-name="T52">mkdir</text:span><text:span text:style-name="T20">, </text:span><text:span text:style-name="T75">в </text:span><text:span text:style-name="T20">Windows</text:span><text:span text:style-name="T75"> – </text:span><text:span text:style-name="T52">md</text:span><text:span text:style-name="T75">) </text:span>и сохран<text:span text:style-name="T74">яем </text:span>туда файл с именем <text:span text:style-name="T50">build.xml</text:span>, содержащий предложенный выше сценарий. <text:span text:style-name="T75">П</text:span>ере<text:span text:style-name="T74">ходим </text:span>в <text:span text:style-name="T75">этот </text:span>каталог и выз<text:span text:style-name="T74">ываем</text:span> <text:span text:style-name="T1">ant</text:span>:</text:p>
      <text:p text:style-name="P2"/>
      <text:p text:style-name="P34"><text:span text:style-name="T66">$ </text:span><text:span text:style-name="T67">mkdir</text:span><text:span text:style-name="T66"> hello</text:span></text:p>
      <text:p text:style-name="P34"><text:span text:style-name="T66">$ cd hello<text:line-break/>$ ant</text:span></text:p>
      <text:p text:style-name="P33">Buildfile: /home/lamp/hello/build.xml</text:p>
      <text:p text:style-name="P33"/>
      <text:p text:style-name="P33">hello:</text:p>
      <text:p text:style-name="P33"><text:s text:c="5"/>[echo] Hello, World!</text:p>
      <text:p text:style-name="P33"><text:soft-page-break/>BUILD SUCCESSFULL</text:p>
      <text:p text:style-name="P33"/>
      <text:p text:style-name="P33">Total time: 0 seconds</text:p>
      <text:p text:style-name="P2"/>
      <text:p text:style-name="P5">Что произошло? <text:span text:style-name="T1">Ant</text:span> нашел файл сценария с именем по умолчанию (<text:span text:style-name="T47">build.xml</text:span>) и выполнил <text:span text:style-name="T19">target c </text:span>именем <text:span text:style-name="T5">hello</text:span>, также указанн<text:span text:style-name="T74">ый </text:span>по умолчанию в теге <text:span text:style-name="T5">project</text:span><text:span text:style-name="T1"> </text:span>с помощью <text:span text:style-name="T43">атрибут</text:span><text:span text:style-name="T45">а</text:span><text:span text:style-name="T9"> </text:span><text:span text:style-name="T5">default</text:span><text:span text:style-name="T43"> </text:span><text:span text:style-name="T8">(</text:span><text:span text:style-name="T43">обратите внимание что в теге </text:span><text:span text:style-name="T5">project</text:span><text:span text:style-name="T8"> </text:span><text:span text:style-name="T43">мы </text:span><text:span text:style-name="T44">ещё </text:span><text:span text:style-name="T43">указали имя проекта, используя атрибут </text:span><text:span text:style-name="T5">name</text:span><text:span text:style-name="T8">)</text:span>. Мы получим такой же результат, если при вызове <text:span text:style-name="T1">ant</text:span> укажем в качестве параметра <text:span text:style-name="T5">hello</text:span>:</text:p>
      <text:p text:style-name="P2"/>
      <text:p text:style-name="P32">$ ant hello</text:p>
      <text:p text:style-name="P2"/>
      <text:p text:style-name="P3"><text:span text:style-name="T1">3</text:span>. Основные принципы работы</text:p>
      <text:p text:style-name="P2"/>
      <text:p text:style-name="P2">Сценарий сборки – обычный XML-файл. <text:span text:style-name="T74">Текст </text:span>открывается (и закрывается<text:span text:style-name="T1">)</text:span> тегом <text:span text:style-name="T2">project</text:span><text:span text:style-name="T12">,</text:span><text:span text:style-name="T1"> </text:span>в котором можно указать имя проекта и <text:span text:style-name="T74">цель</text:span><text:span text:style-name="T19"> </text:span>по умолчанию. Далее он содержит определение целей (<text:span text:style-name="T2">target</text:span>), зависимостей (<text:span text:style-name="T2">depends</text:span>) и свойств (<text:span text:style-name="T2">property</text:span>). Простейший сценарий должен иметь хотя бы одну цель. В теге <text:span text:style-name="T1">target </text:span>мы описываем вызов одного или нескольких заданий (<text:span text:style-name="T2">tasks</text:span>). <text:span text:style-name="T94">Д</text:span>ля <text:span text:style-name="T1">target</text:span> <text:span text:style-name="T94">можно задать имя </text:span>с помощью атрибута <text:span text:style-name="T5">name</text:span><text:span text:style-name="T1"> (name="</text:span><text:span text:style-name="T24">name_of_target</text:span><text:span text:style-name="T1">")</text:span>. Заданное имя становится командой для нашего сценария и вызвать соответствующ<text:span text:style-name="T74">ий</text:span> <text:span text:style-name="T19">target</text:span><text:span text:style-name="T1"> </text:span>можно так:</text:p>
      <text:p text:style-name="P2"/>
      <text:p text:style-name="P32">$ ant <text:span text:style-name="T24">name_of_target</text:span></text:p>
      <text:p text:style-name="P16"/>
      <text:p text:style-name="P10">В <text:span text:style-name="T1">target</text:span> есть возможность указать зависимость с помощью атрибута <text:span text:style-name="T5">depends</text:span>. Зависимости связывают <text:span text:style-name="T47">target'ы</text:span> между собой. Например, есть <text:span text:style-name="T1">target c </text:span>именем <text:span text:style-name="T19">“</text:span><text:span text:style-name="T1">compile”</text:span>, <text:span text:style-name="T74">а </text:span>есть – с именем <text:span text:style-name="T19">“</text:span><text:span text:style-name="T1">run”</text:span>, зависимый от <text:span text:style-name="T19">“</text:span><text:span text:style-name="T1">compile”</text:span>. И если мы захотим выполнить <text:span text:style-name="T19">“</text:span><text:span text:style-name="T1">run”</text:span>, сначала выполнится <text:span text:style-name="T19">“</text:span><text:span text:style-name="T1">compile”</text:span>.</text:p>
      <text:p text:style-name="P2"/>
      <text:p text:style-name="P3"><text:span text:style-name="T1">4</text:span>. Минимально необходимый список заданий (<text:span text:style-name="T1">tasks</text:span>)</text:p>
      <text:p text:style-name="P2"/>
      <text:p text:style-name="P2">Стандартная версия <text:span text:style-name="T1">Ant</text:span> содержит более 150 заданий (<text:a xlink:type="simple" xlink:href="https://ant.apache.org/manual/tasklist.html" text:style-name="Internet_20_link" text:visited-style-name="Visited_20_Internet_20_Link"><text:span text:style-name="T64">https://ant.apache.org/manual/tasklist.html</text:span></text:a>). Нам пока потребуются только семь:</text:p>
      <text:p text:style-name="P2"/>
      <text:list xml:id="list8666607490694312430" text:style-name="L2">
        <text:list-item>
          <text:p text:style-name="P18"><text:span text:style-name="T51">echo</text:span> – вывод сообщени<text:span text:style-name="T95">й</text:span> в консоль</text:p>
        </text:list-item>
        <text:list-item>
          <text:p text:style-name="P19"><text:span text:style-name="T51">mkdir</text:span> – создание директорий</text:p>
        </text:list-item>
        <text:list-item>
          <text:p text:style-name="P19"><text:span text:style-name="T51">delete</text:span> – удаление файлов и директорий</text:p>
        </text:list-item>
        <text:list-item>
          <text:p text:style-name="P19"><text:span text:style-name="T51">javac</text:span> – компиляция <text:span text:style-name="T1">Java</text:span>–кода</text:p>
        </text:list-item>
        <text:list-item>
          <text:p text:style-name="P19"><text:span text:style-name="T51">java</text:span> – запуск <text:span text:style-name="T47">class</text:span> и <text:span text:style-name="T47">jar</text:span> файлов</text:p>
        </text:list-item>
        <text:list-item>
          <text:p text:style-name="P19"><text:span text:style-name="T51">jar</text:span> – создание <text:span text:style-name="T47">jar</text:span> файла</text:p>
        </text:list-item>
        <text:list-item>
          <text:p text:style-name="P19"><text:span text:style-name="T51">junit</text:span> – запуск тестов</text:p>
        </text:list-item>
      </text:list>
      <text:p text:style-name="P2"/>
      <text:p text:style-name="P3">5. <text:span text:style-name="T76">С</text:span>ценарий для сборки и тестирования <text:span text:style-name="T1">Java</text:span> проекта</text:p>
      <text:p text:style-name="P2"/>
      <text:p text:style-name="P2"><text:span text:style-name="T1">Ant</text:span> предоставляет полную свободу в формировании структуры каталогов. <text:span text:style-name="T74">Создаём </text:span>в <text:span text:style-name="T75">нашем каталоге </text:span><text:span text:style-name="T6">hello</text:span> подкаталог <text:span text:style-name="T53">src</text:span> для <text:span text:style-name="T74">исходных </text:span>текстов на <text:span text:style-name="T1">java</text:span>:</text:p>
      <text:p text:style-name="P2"/>
      <text:p text:style-name="P23">$ mkdir src</text:p>
      <text:p text:style-name="P2"/>
      <text:p text:style-name="P2">И сохран<text:span text:style-name="T75">яем </text:span>туда файл <text:span text:style-name="T51">HelloWorld.jav</text:span><text:span text:style-name="T30">a</text:span> следующего содержания:</text:p>
      <text:p text:style-name="P2"/>
      <text:p text:style-name="P27">public class HelloWorld {</text:p>
      <text:p text:style-name="P20"><text:s text:c="4"/>public static void main(String[] args) {</text:p>
      <text:p text:style-name="P20"><text:s text:c="8"/>System.out.println("Hello, World!");</text:p>
      <text:p text:style-name="P20"><text:s text:c="4"/>}</text:p>
      <text:p text:style-name="P20">}</text:p>
      <text:p text:style-name="P2"/>
      <text:p text:style-name="P2"><text:span text:style-name="T96">А затем </text:span>немного усложн<text:span text:style-name="T75">яем </text:span>текст нашего сценария (<text:span text:style-name="T47">build.xml</text:span>):</text:p>
      <text:p text:style-name="P2"/>
      <text:p text:style-name="P26">&lt;?xml version="1.0"?&gt;</text:p>
      <text:p text:style-name="P24">&lt;project name="HelloWorld" default="run"&gt;</text:p>
      <text:p text:style-name="P24"><text:s text:c="4"/>&lt;target name="compile" depends="mkdir"&gt;</text:p>
      <text:p text:style-name="P25"><text:s text:c="8"/>&lt;mkdir dir="build/classes"/&gt;</text:p>
      <text:p text:style-name="P24"><text:s text:c="8"/>&lt;javac destdir="build/classes" includeantruntime="false"&gt;</text:p>
      <text:p text:style-name="P24"><text:s text:c="12"/>&lt;src path="src"/&gt;</text:p>
      <text:p text:style-name="P24"><text:s text:c="8"/>&lt;/javac&gt;</text:p>
      <text:p text:style-name="P24"><text:s text:c="4"/>&lt;/target&gt;</text:p>
      <text:p text:style-name="P24"><text:s text:c="4"/>&lt;target name="run" depends="compile"&gt;</text:p>
      <text:p text:style-name="P24"><text:s text:c="8"/>&lt;java classname="HelloWorld" classpath="build/classes"/&gt;</text:p>
      <text:p text:style-name="P24"><text:s text:c="4"/>&lt;/target&gt;</text:p>
      <text:p text:style-name="P24"><text:s text:c="4"/>&lt;target name="clean"&gt;</text:p>
      <text:p text:style-name="P24"><text:s text:c="8"/>&lt;delete dir="build"/&gt;</text:p>
      <text:p text:style-name="P24"><text:s text:c="4"/>&lt;/target&gt;</text:p>
      <text:p text:style-name="P24">&lt;/project&gt;</text:p>
      <text:p text:style-name="P2"/>
      <text:p text:style-name="P8">Теперь сценарий содержит <text:span text:style-name="T60">три</text:span> <text:span text:style-name="T1">target (</text:span>команды): <text:span text:style-name="T2">compile</text:span> (компиляция файла<text:span text:style-name="T47">(ов) .java</text:span>), <text:span text:style-name="T2">run</text:span> (запуск файла .<text:span text:style-name="T1">class</text:span>), <text:span text:style-name="T2">clean</text:span> (удаление папок с результатами компиляции). <text:span text:style-name="T61">При этом </text:span><text:span text:style-name="T3">compile</text:span><text:span text:style-name="T14"> </text:span><text:span text:style-name="T61">содержит два </text:span><text:span text:style-name="T14">tasks – </text:span><text:span text:style-name="T54">mkdir</text:span><text:span text:style-name="T48"> и </text:span><text:span text:style-name="T54">javac</text:span><text:span text:style-name="T14">. </text:span>Обратите внимание на зависимост<text:span text:style-name="T61">ь</text:span>: <text:span text:style-name="T1">target </text:span><text:span text:style-name="T10">run</text:span><text:span text:style-name="T1"> </text:span>предварительно вызовет <text:span text:style-name="T10">compile</text:span><text:span text:style-name="T1">. </text:span><text:span text:style-name="T61">Кроме того</text:span> <text:span text:style-name="T2">run</text:span><text:span text:style-name="T1"> – </text:span><text:span text:style-name="T61">это </text:span><text:span text:style-name="T1">target </text:span>по умолчанию для проекта.</text:p>
      <text:p text:style-name="P2"/>
      <text:p text:style-name="P12">Запус<text:span text:style-name="T76">каем </text:span>сценарий без параметров и видим результат работы <text:span text:style-name="T1">Java</text:span> программы: <text:span text:style-name="T13">Hello, World!</text:span></text:p>
      <text:p text:style-name="P2"/>
      <text:p text:style-name="P2">Прямое указание имен каталогов не говорит о хорошем стиле. Особенно если имена в сценарии повторяются. Модифицируем <text:span text:style-name="T47">build.xml</text:span>, используя <text:span text:style-name="T2">property</text:span><text:span text:style-name="T12"> </text:span><text:span text:style-name="T55">(обратите внимание, как нам пригодилось имя проекта, заданное в </text:span><text:span text:style-name="T12">project</text:span><text:span text:style-name="T55">) </text:span><text:span text:style-name="T56">и добавив пару комментариев</text:span><text:span text:style-name="T55">:</text:span></text:p>
      <text:p text:style-name="P2"/>
      <text:p text:style-name="P20"><text:s/>&lt;?xml version="1.0"?&gt;</text:p>
      <text:p text:style-name="P20"><text:s/>&lt;project name="HelloWorld" default="run"&gt;<text:line-break/> <text:s text:c="4"/><text:span text:style-name="T62">&lt;!-- define names of directories --&gt;</text:span></text:p>
      <text:p text:style-name="P20"><text:s text:c="5"/>&lt;property name="src" location="src"/&gt;</text:p>
      <text:p text:style-name="P20"><text:s text:c="5"/>&lt;property name="build" location="build"/&gt;</text:p>
      <text:p text:style-name="P21"><text:s text:c="5"/>&lt;property name="classes" location="${build}/classes"/&gt;<text:line-break/> <text:s text:c="4"/><text:span text:style-name="T62">&lt;!-- define all targets --&gt;</text:span></text:p>
      <text:p text:style-name="P20"><text:s text:c="5"/>&lt;target name="compile"&gt;</text:p>
      <text:p text:style-name="P22"><text:s text:c="9"/>&lt;mkdir dir="${classes}"/&gt;</text:p>
      <text:p text:style-name="P20"><text:s text:c="9"/>&lt;javac srcdir="${src}" destdir="${classes}" includeAntRuntime="false"/&gt;</text:p>
      <text:p text:style-name="P20"><text:s text:c="5"/>&lt;/target&gt;</text:p>
      <text:p text:style-name="P20"><text:s text:c="5"/>&lt;target name="run" depends="compile"&gt;</text:p>
      <text:p text:style-name="P20"><text:s text:c="9"/>&lt;java classname="${ant.project.name}" classpath="${classes}"/&gt;</text:p>
      <text:p text:style-name="P20"><text:s text:c="5"/>&lt;/target&gt;</text:p>
      <text:p text:style-name="P20"><text:s text:c="5"/>&lt;target name="clean"&gt;</text:p>
      <text:p text:style-name="P20"><text:s text:c="9"/>&lt;delete dir="${build}"/&gt;</text:p>
      <text:p text:style-name="P20"><text:s text:c="5"/>&lt;/target&gt;</text:p>
      <text:p text:style-name="P20"><text:s/>&lt;/project&gt;</text:p>
      <text:p text:style-name="P2"/>
      <text:p text:style-name="P9">Теперь добавим в сценарий <text:span text:style-name="T1">target</text:span><text:span text:style-name="T68"> <text:s/></text:span><text:span text:style-name="T70">package</text:span><text:span text:style-name="T69"> </text:span>для формирования <text:span text:style-name="T47">jar</text:span> файла:</text:p>
      <text:p text:style-name="P2"/>
      <text:p text:style-name="P20">&lt;target name="package" depends="compile"&gt;</text:p>
      <text:p text:style-name="P20"><text:s text:c="4"/>&lt;jar destfile="${build}/${ant.project.name}.jar" basedir="${classes}"&gt;</text:p>
      <text:p text:style-name="P20"><text:s text:c="8"/>&lt;manifest&gt;</text:p>
      <text:p text:style-name="P20"><text:s text:c="12"/>&lt;attribute name="Main–Class" value="${ant.project.name}"/&gt;</text:p>
      <text:p text:style-name="P20"><text:s text:c="8"/>&lt;/manifest&gt;</text:p>
      <text:p text:style-name="P20"><text:s text:c="4"/>&lt;/jar&gt;</text:p>
      <text:p text:style-name="P20">&lt;/target&gt;</text:p>
      <text:p text:style-name="P4"/>
      <text:p text:style-name="P13"/>
      <text:p text:style-name="P2"><text:soft-page-break/></text:p>
      <text:p text:style-name="P29">$ ant package</text:p>
      <text:p text:style-name="P28">$ java -jar build/HelloWorld.jar</text:p>
      <text:p text:style-name="P28">Hello, World!</text:p>
      <text:p text:style-name="P2"><text:s text:c="4"/></text:p>
      <text:p text:style-name="P2">Перейдём к тестированию. Изменим код проекта (чтобы было что тестировать):</text:p>
      <text:p text:style-name="P2"/>
      <text:p text:style-name="P27">public class HelloWorld {</text:p>
      <text:p text:style-name="P20"><text:s text:c="4"/>public static void main(String[] args) {</text:p>
      <text:p text:style-name="P20"><text:s text:c="8"/>HelloWorld hello = new HelloWorld();</text:p>
      <text:p text:style-name="P20"><text:s text:c="8"/>System.out.println(hello.sayHello());</text:p>
      <text:p text:style-name="P20"><text:s text:c="4"/>}</text:p>
      <text:p text:style-name="P20"><text:s text:c="4"/>String sayHello() {</text:p>
      <text:p text:style-name="P20"><text:s text:c="8"/>return "Hello, World!";</text:p>
      <text:p text:style-name="P20"><text:s text:c="4"/>}</text:p>
      <text:p text:style-name="P20">}</text:p>
      <text:p text:style-name="P2"/>
      <text:p text:style-name="P2">и добавим в каталог <text:span text:style-name="T53">src</text:span> файл/класс <text:span text:style-name="T51">TestHello.java</text:span> с простым тестом:</text:p>
      <text:p text:style-name="P2"/>
      <text:p text:style-name="P27">import static org.junit.Assert.assertEquals;</text:p>
      <text:p text:style-name="P20">import org.junit.Test;</text:p>
      <text:p text:style-name="P20">public class TestHello {</text:p>
      <text:p text:style-name="P20"><text:s text:c="4"/>@Test</text:p>
      <text:p text:style-name="P20"><text:s text:c="4"/>public void testHello() {</text:p>
      <text:p text:style-name="P20"><text:s text:c="8"/>HelloWorld hello = new HelloWorld();</text:p>
      <text:p text:style-name="P20"><text:s text:c="8"/>assertEquals("Hello, World!", hello.sayHello());</text:p>
      <text:p text:style-name="P20"><text:s text:c="4"/>}</text:p>
      <text:p text:style-name="P20">}</text:p>
      <text:p text:style-name="P2"/>
      <text:p text:style-name="P2">Используя информацию со страницы <text:a xlink:type="simple" xlink:href="https://github.com/junit-team/junit4/wiki/getting-started" text:style-name="Internet_20_link" text:visited-style-name="Visited_20_Internet_20_Link"><text:span text:style-name="T64">https://github.com/junit-team/junit4/wiki/getting-started</text:span></text:a> загру<text:span text:style-name="T77">жаем </text:span>два файла, <text:span text:style-name="T47">j</text:span><text:span text:style-name="T51">unit-4.12.jar</text:span> и <text:span text:style-name="T51">hamcrest-core-1.3.jar</text:span> и копируем их в каталог нашего<text:span text:style-name="T47"> JDK/jre/</text:span><text:span text:style-name="T18">l</text:span><text:span text:style-name="T47">ib/ext </text:span><text:span text:style-name="T72">(</text:span><text:span text:style-name="T73">такую команду копирования используем </text:span><text:span text:style-name="T72">в </text:span><text:span text:style-name="T16">CentOS 6.8)</text:span><text:span text:style-name="T47">:</text:span></text:p>
      <text:p text:style-name="P14"/>
      <text:p text:style-name="P27">$ sudo cp ~/Downloads/*.jar /usr/lib/jvm/java-1.8.0-openjdk-1.8.0.121-0.b13.el6_8.i386/jre/lib/ext/</text:p>
      <text:p text:style-name="P14"/>
      <text:p text:style-name="P2">Теперь можно проверить как работает тест в командной строке:</text:p>
      <text:p text:style-name="P2"/>
      <text:p text:style-name="P27"><text:span text:style-name="T77">$ </text:span>java -cp build/classes org.junit.runner.JUnitCore TestHello</text:p>
      <text:p text:style-name="P20">JUnit version 4.12</text:p>
      <text:p text:style-name="P20">.</text:p>
      <text:p text:style-name="P20">Time: 0,281</text:p>
      <text:p text:style-name="P20">OK (1 test)</text:p>
      <text:p text:style-name="P2"/>
      <text:p text:style-name="P2"><text:span text:style-name="T77">Добавляем в </text:span>наш сценарий <text:span text:style-name="T71">ещё один </text:span><text:span text:style-name="T15">target – </text:span><text:span text:style-name="T4">test</text:span>:</text:p>
      <text:p text:style-name="P2"/>
      <text:p text:style-name="P27">&lt;target name="test" depends="compile"&gt;</text:p>
      <text:p text:style-name="P20"><text:s text:c="4"/>&lt;junit&gt;</text:p>
      <text:p text:style-name="P20"><text:s text:c="8"/>&lt;classpath&gt;</text:p>
      <text:p text:style-name="P20"><text:s text:c="12"/>&lt;pathelement location="${classes}"/&gt;</text:p>
      <text:p text:style-name="P20"><text:s text:c="8"/>&lt;/classpath&gt;</text:p>
      <text:p text:style-name="P20"><text:s text:c="8"/>&lt;test name="TestHello"/&gt;</text:p>
      <text:p text:style-name="P20"><text:s text:c="4"/>&lt;/junit&gt;</text:p>
      <text:p text:style-name="P20">&lt;/target&gt;</text:p>
      <text:p text:style-name="P36"/>
      <text:p text:style-name="P2">и дополн<text:span text:style-name="T77">яем </text:span>строку с <text:span text:style-name="T1">target</text:span> <text:span text:style-name="T2">package</text:span><text:span text:style-name="T1"> (jar)</text:span>:</text:p>
      <text:p text:style-name="P2"/>
      <text:p text:style-name="P27">&lt;jar destfile="${build}/${ant.project.name}.jar" basedir="${classes}" excludes="Test*.class"&gt;</text:p>
      <text:p text:style-name="P2"><text:soft-page-break/></text:p>
      <text:p text:style-name="P2">Теперь к списку команд нашего сценария (<text:span text:style-name="T47">compile, run, package, </text:span><text:span text:style-name="T17">clean</text:span>) добавилась <text:span text:style-name="T2">test</text:span>.</text:p>
      <text:p text:style-name="P2">В заключение <text:span text:style-name="T77">меняем </text:span>код нашего проекта так, чтобы приветствие выводилось в отдельном графическом окне. Затем формируем <text:span text:style-name="T1">jar</text:span> файл и запус<text:span text:style-name="T77">каем </text:span>его двойным кликом мыши (у вас должно быть настроено выполнение <text:span text:style-name="T1">jar</text:span> файлов по <text:span text:style-name="T78">двойному </text:span>клику).</text:p>
      <text:p text:style-name="P2"/>
      <text:p text:style-name="P2">Третья версия <text:span text:style-name="T1">Java </text:span>кода:</text:p>
      <text:p text:style-name="P2"/>
      <text:p text:style-name="P27">import javax.swing.*;</text:p>
      <text:p text:style-name="P20">import java.awt.*;</text:p>
      <text:p text:style-name="P20">public class HelloWorld extends JFrame {</text:p>
      <text:p text:style-name="P20"><text:s text:c="4"/>public static void main(String[] args) {</text:p>
      <text:p text:style-name="P20"><text:s text:c="8"/>new HelloWorld();</text:p>
      <text:p text:style-name="P20"><text:s text:c="4"/>}</text:p>
      <text:p text:style-name="P20"><text:s text:c="4"/>HelloWorld() {</text:p>
      <text:p text:style-name="P20"><text:s text:c="8"/>setTitle(sayHello());</text:p>
      <text:p text:style-name="P20"><text:s text:c="8"/>setDefaultCloseOperation(EXIT_ON_CLOSE);</text:p>
      <text:p text:style-name="P20"><text:s text:c="8"/>setBounds(200, 200, 300, 200);</text:p>
      <text:p text:style-name="P20"><text:s text:c="8"/>JLabel label = new JLabel(sayHello(), SwingConstants.CENTER);</text:p>
      <text:p text:style-name="P20"><text:s text:c="8"/>label.setFont(new Font("", Font.BOLD, 24));</text:p>
      <text:p text:style-name="P20"><text:s text:c="8"/>add(label);</text:p>
      <text:p text:style-name="P20"><text:s text:c="8"/>setVisible(true);</text:p>
      <text:p text:style-name="P20"><text:s text:c="4"/>}</text:p>
      <text:p text:style-name="P20"><text:s text:c="4"/>String sayHello() {</text:p>
      <text:p text:style-name="P20"><text:s text:c="8"/>return "Hello, World!";</text:p>
      <text:p text:style-name="P20"><text:s text:c="4"/>}</text:p>
      <text:p text:style-name="P20">}</text:p>
      <text:p text:style-name="P2"/>
      <text:p text:style-name="P2"><text:span text:style-name="T97">Слегка </text:span>дополн<text:span text:style-name="T97">яем </text:span>сценарий (в <text:span text:style-name="T1">target</text:span> <text:span text:style-name="T2">run</text:span>), дописав <text:span text:style-name="T2">fork="true"</text:span> (запуск выполнения класса в другой виртуальной машине). В противном случае <text:span text:style-name="T12">run</text:span> не сработает (проверено экспериментально):</text:p>
      <text:p text:style-name="P2"/>
      <text:p text:style-name="P27">&lt;java classname="${ant.project.name}" classpath="${classes}" fork="true"/&gt;</text:p>
      <text:p text:style-name="P16"/>
      <text:p text:style-name="P2">Выполняем команду формирования <text:span text:style-name="T47">jar</text:span> файла (<text:span text:style-name="T47">$ ant package</text:span>), открываем в проводнике файлов каталог <text:span text:style-name="T51">~/hello/build</text:span><text:span text:style-name="T55">,</text:span> находим там <text:span text:style-name="T51">HelloWorld.jar</text:span><text:span text:style-name="T55">, дважды </text:span><text:span text:style-name="T59">кликаем </text:span><text:span text:style-name="T55">по нему мышкой и получ</text:span><text:span text:style-name="T58">аем</text:span><text:span text:style-name="T57"> </text:span><text:span text:style-name="T55">удовольствие от созерцания графического окошка с приветствием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 Sans" svg:font-family="'Open Sans', Arial, Helvetica, sans-serif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2pt" style:language-asian="ru" style:country-asian="RU" style:font-name-complex="Mangal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ru" style:country-asian="RU" style:font-name-complex="Mangal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Times New Roman1" fo:font-family="'Times New Roman'" style:font-family-generic="roman" fo:font-size="10pt" style:font-name-asian="Times New Roman1" style:font-family-asian="'Times New Roman'" style:font-family-generic-asian="roman" style:font-size-asian="10pt" style:font-name-complex="Times New Roman1" style:font-family-complex="'Times New Roman'" style:font-family-generic-complex="roman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fo:color="#999999" style:font-name="Tahoma" fo:font-size="10pt" fo:font-weight="normal" fo:background-color="transparent" style:font-size-asian="10pt" style:font-weight-asian="normal" style:font-size-complex="10pt" style:font-weight-complex="normal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ubject/><text:title>Apache Ant - быстрый старт</text:title> <text:span text:style-name="MT1">(RU) </text:span><text:span text:style-name="MT2">стр.</text:span><text:span text:style-name="MT1"> </text:span><text:span text:style-name="MT1"><text:page-number text:select-page="current">4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2T13:48:00.790000000</dc:date>
    <meta:generator>LibreOffice/5.1.2.2$Windows_x86 LibreOffice_project/d3bf12ecb743fc0d20e0be0c58ca359301eb705f</meta:generator>
    <meta:editing-duration>PT9M7S</meta:editing-duration>
    <meta:editing-cycles>1</meta:editing-cycles>
    <dc:title>Apache Ant - быстрый старт</dc:title>
    <meta:print-date>2017-03-13T14:13:01.684000000</meta:print-date>
    <meta:document-statistic meta:table-count="0" meta:image-count="0" meta:object-count="0" meta:page-count="5" meta:paragraph-count="166" meta:word-count="1134" meta:character-count="9621" meta:non-whitespace-character-count="8197"/>
  </office:meta>
</office:document-meta>
</file>